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023d" officeooo:paragraph-rsid="0006023d"/>
    </style:style>
    <style:style style:name="P2" style:family="paragraph" style:parent-style-name="Standard">
      <style:text-properties officeooo:rsid="0006023d" officeooo:paragraph-rsid="00128010"/>
    </style:style>
    <style:style style:name="P3" style:family="paragraph" style:parent-style-name="Standard">
      <style:paragraph-properties fo:margin-left="1cm" fo:margin-right="0cm" fo:text-indent="0cm" style:auto-text-indent="false"/>
      <style:text-properties officeooo:rsid="0006023d" officeooo:paragraph-rsid="0006023d"/>
    </style:style>
    <style:style style:name="P4" style:family="paragraph" style:parent-style-name="Standard">
      <style:paragraph-properties fo:margin-left="1cm" fo:margin-right="0cm" fo:text-indent="0cm" style:auto-text-indent="false"/>
      <style:text-properties officeooo:rsid="0006023d" officeooo:paragraph-rsid="0006e93d"/>
    </style:style>
    <style:style style:name="P5" style:family="paragraph" style:parent-style-name="Standard">
      <style:paragraph-properties fo:margin-left="1cm" fo:margin-right="0cm" fo:text-indent="0cm" style:auto-text-indent="false"/>
      <style:text-properties officeooo:rsid="0006023d" officeooo:paragraph-rsid="00128010"/>
    </style:style>
    <style:style style:name="P6" style:family="paragraph" style:parent-style-name="Standard">
      <style:paragraph-properties fo:margin-left="1cm" fo:margin-right="0cm" fo:text-indent="0cm" style:auto-text-indent="false"/>
      <style:text-properties officeooo:rsid="0006e93d" officeooo:paragraph-rsid="0006e93d"/>
    </style:style>
    <style:style style:name="P7" style:family="paragraph" style:parent-style-name="Standard">
      <style:paragraph-properties fo:margin-left="1cm" fo:margin-right="0cm" fo:text-indent="0cm" style:auto-text-indent="false"/>
      <style:text-properties fo:font-weight="normal" officeooo:rsid="0006023d" officeooo:paragraph-rsid="00128010" style:font-weight-asian="normal" style:font-weight-complex="normal"/>
    </style:style>
    <style:style style:name="P8" style:family="paragraph" style:parent-style-name="Standard">
      <style:paragraph-properties fo:margin-left="1cm" fo:margin-right="0cm" fo:text-indent="0cm" style:auto-text-indent="false"/>
      <style:text-properties fo:font-weight="normal" officeooo:rsid="0006023d" officeooo:paragraph-rsid="0006e93d" style:font-weight-asian="normal" style:font-weight-complex="normal"/>
    </style:style>
    <style:style style:name="P9" style:family="paragraph" style:parent-style-name="Standard">
      <style:paragraph-properties fo:margin-left="1cm" fo:margin-right="0cm" fo:text-indent="0cm" style:auto-text-indent="false"/>
      <style:text-properties fo:font-weight="normal" officeooo:rsid="0006e93d" officeooo:paragraph-rsid="0006e93d" style:font-weight-asian="normal" style:font-weight-complex="normal"/>
    </style:style>
    <style:style style:name="P10" style:family="paragraph" style:parent-style-name="Standard">
      <style:paragraph-properties fo:margin-left="1cm" fo:margin-right="0cm" fo:text-indent="0cm" style:auto-text-indent="false"/>
      <style:text-properties fo:font-weight="normal" officeooo:rsid="000795d8" officeooo:paragraph-rsid="000795d8" style:font-weight-asian="normal" style:font-weight-complex="normal"/>
    </style:style>
    <style:style style:name="P11" style:family="paragraph" style:parent-style-name="Standard">
      <style:paragraph-properties fo:margin-left="1cm" fo:margin-right="0cm" fo:text-indent="0cm" style:auto-text-indent="false"/>
      <style:text-properties fo:font-weight="normal" officeooo:rsid="00090b59" officeooo:paragraph-rsid="000795d8" style:font-weight-asian="normal" style:font-weight-complex="normal"/>
    </style:style>
    <style:style style:name="P12" style:family="paragraph" style:parent-style-name="Standard">
      <style:paragraph-properties fo:margin-left="1cm" fo:margin-right="0cm" fo:text-indent="0cm" style:auto-text-indent="false"/>
      <style:text-properties fo:font-weight="normal" officeooo:rsid="00090b59" officeooo:paragraph-rsid="00090b59" style:font-weight-asian="normal" style:font-weight-complex="normal"/>
    </style:style>
    <style:style style:name="P13" style:family="paragraph" style:parent-style-name="Standard">
      <style:paragraph-properties fo:margin-left="1cm" fo:margin-right="0cm" fo:text-indent="0cm" style:auto-text-indent="false"/>
      <style:text-properties fo:font-weight="normal" officeooo:rsid="000cc1bd" officeooo:paragraph-rsid="000795d8" style:font-weight-asian="normal" style:font-weight-complex="normal"/>
    </style:style>
    <style:style style:name="P14" style:family="paragraph" style:parent-style-name="Standard">
      <style:paragraph-properties fo:margin-left="1cm" fo:margin-right="0cm" fo:text-indent="0cm" style:auto-text-indent="false"/>
      <style:text-properties fo:font-weight="bold" officeooo:rsid="0006023d" officeooo:paragraph-rsid="0006e93d" style:font-weight-asian="bold" style:font-weight-complex="bold"/>
    </style:style>
    <style:style style:name="P15" style:family="paragraph" style:parent-style-name="Standard">
      <style:paragraph-properties fo:margin-left="1cm" fo:margin-right="0cm" fo:text-indent="0cm" style:auto-text-indent="false"/>
      <style:text-properties fo:font-weight="bold" officeooo:rsid="0006023d" officeooo:paragraph-rsid="000795d8" style:font-weight-asian="bold" style:font-weight-complex="bold"/>
    </style:style>
    <style:style style:name="P16" style:family="paragraph" style:parent-style-name="Standard">
      <style:paragraph-properties fo:margin-left="1cm" fo:margin-right="0cm" fo:text-indent="0cm" style:auto-text-indent="false"/>
      <style:text-properties fo:font-weight="bold" officeooo:rsid="0006023d" officeooo:paragraph-rsid="000999e0" style:font-weight-asian="bold" style:font-weight-complex="bold"/>
    </style:style>
    <style:style style:name="P17" style:family="paragraph" style:parent-style-name="Standard">
      <style:paragraph-properties fo:margin-left="1cm" fo:margin-right="0cm" fo:text-indent="0cm" style:auto-text-indent="false"/>
      <style:text-properties fo:font-weight="bold" officeooo:rsid="0006023d" officeooo:paragraph-rsid="00128010" style:font-weight-asian="bold" style:font-weight-complex="bold"/>
    </style:style>
    <style:style style:name="P18" style:family="paragraph" style:parent-style-name="Standard">
      <style:paragraph-properties fo:margin-left="1cm" fo:margin-right="0cm" fo:text-indent="0cm" style:auto-text-indent="false"/>
      <style:text-properties fo:font-weight="bold" officeooo:rsid="0006e93d" officeooo:paragraph-rsid="0006e93d" style:font-weight-asian="bold" style:font-weight-complex="bold"/>
    </style:style>
    <style:style style:name="P19" style:family="paragraph" style:parent-style-name="Standard">
      <style:paragraph-properties fo:margin-left="1cm" fo:margin-right="0cm" fo:text-indent="0cm" style:auto-text-indent="false"/>
      <style:text-properties fo:color="#5983b0" fo:font-weight="bold" officeooo:rsid="0006023d" officeooo:paragraph-rsid="000cc1bd" style:font-weight-asian="bold" style:font-weight-complex="bold"/>
    </style:style>
    <style:style style:name="P20" style:family="paragraph" style:parent-style-name="Standard">
      <style:paragraph-properties fo:margin-left="1cm" fo:margin-right="0cm" fo:text-indent="0cm" style:auto-text-indent="false"/>
      <style:text-properties fo:color="#5983b0" fo:font-weight="bold" officeooo:rsid="0006023d" officeooo:paragraph-rsid="00128010" style:font-weight-asian="bold" style:font-weight-complex="bold"/>
    </style:style>
    <style:style style:name="P21" style:family="paragraph" style:parent-style-name="Standard">
      <style:paragraph-properties fo:margin-left="1cm" fo:margin-right="0cm" fo:text-indent="0cm" style:auto-text-indent="false"/>
      <style:text-properties fo:color="#5983b0" fo:font-weight="bold" officeooo:rsid="0006023d" officeooo:paragraph-rsid="00140ab5" style:font-weight-asian="bold" style:font-weight-complex="bold"/>
    </style:style>
    <style:style style:name="P22" style:family="paragraph" style:parent-style-name="Standard">
      <style:paragraph-properties fo:margin-left="1cm" fo:margin-right="0cm" fo:text-indent="0cm" style:auto-text-indent="false"/>
      <style:text-properties fo:color="#5983b0" fo:font-size="12pt" fo:font-style="normal" fo:font-weight="bold" officeooo:rsid="0006023d" officeooo:paragraph-rsid="00128010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margin-left="1cm" fo:margin-right="0cm" fo:text-indent="0cm" style:auto-text-indent="false"/>
      <style:text-properties fo:color="#5983b0" fo:font-weight="normal" officeooo:rsid="0006023d" officeooo:paragraph-rsid="000cc1bd" style:font-weight-asian="normal" style:font-weight-complex="normal"/>
    </style:style>
    <style:style style:name="P24" style:family="paragraph" style:parent-style-name="Standard">
      <style:paragraph-properties fo:margin-left="1cm" fo:margin-right="0cm" fo:text-indent="0cm" style:auto-text-indent="false"/>
      <style:text-properties fo:color="#5983b0" fo:font-weight="normal" officeooo:rsid="000795d8" officeooo:paragraph-rsid="000cc1bd" style:font-weight-asian="normal" style:font-weight-complex="normal"/>
    </style:style>
    <style:style style:name="P25" style:family="paragraph" style:parent-style-name="Standard">
      <style:paragraph-properties fo:margin-left="1cm" fo:margin-right="0cm" fo:text-indent="0cm" style:auto-text-indent="false"/>
      <style:text-properties fo:color="#5983b0" fo:font-weight="normal" officeooo:rsid="00090b59" officeooo:paragraph-rsid="000cc1bd" style:font-weight-asian="normal" style:font-weight-complex="normal"/>
    </style:style>
    <style:style style:name="P26" style:family="paragraph" style:parent-style-name="Standard">
      <style:paragraph-properties fo:margin-left="1cm" fo:margin-right="0cm" fo:text-indent="0cm" style:auto-text-indent="false"/>
      <style:text-properties fo:color="#5983b0" fo:font-size="10pt" fo:font-style="italic" fo:font-weight="normal" officeooo:rsid="000de961" officeooo:paragraph-rsid="000cc1bd" style:font-size-asian="10pt" style:font-style-asian="italic" style:font-weight-asian="normal" style:font-size-complex="10pt" style:font-style-complex="italic" style:font-weight-complex="normal"/>
    </style:style>
    <style:style style:name="P27" style:family="paragraph" style:parent-style-name="Standard">
      <style:paragraph-properties fo:margin-left="1cm" fo:margin-right="0cm" fo:text-indent="0cm" style:auto-text-indent="false"/>
      <style:text-properties fo:color="#bf0041" fo:font-weight="bold" officeooo:rsid="0006023d" officeooo:paragraph-rsid="000de961" style:font-weight-asian="bold" style:font-weight-complex="bold"/>
    </style:style>
    <style:style style:name="P28" style:family="paragraph" style:parent-style-name="Standard">
      <style:paragraph-properties fo:margin-left="1cm" fo:margin-right="0cm" fo:text-indent="0cm" style:auto-text-indent="false"/>
      <style:text-properties fo:color="#bf0041" fo:font-weight="bold" officeooo:rsid="0006023d" officeooo:paragraph-rsid="00128010" style:font-weight-asian="bold" style:font-weight-complex="bold"/>
    </style:style>
    <style:style style:name="P29" style:family="paragraph" style:parent-style-name="Standard">
      <style:paragraph-properties fo:margin-left="1cm" fo:margin-right="0cm" fo:text-indent="0cm" style:auto-text-indent="false"/>
      <style:text-properties fo:color="#bf0041" fo:font-size="12pt" fo:font-style="normal" fo:font-weight="bold" officeooo:rsid="0006023d" officeooo:paragraph-rsid="00128010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margin-left="1cm" fo:margin-right="0cm" fo:text-indent="0cm" style:auto-text-indent="false"/>
      <style:text-properties fo:color="#bf0041" fo:font-weight="normal" officeooo:rsid="0006023d" officeooo:paragraph-rsid="000de961" style:font-weight-asian="normal" style:font-weight-complex="normal"/>
    </style:style>
    <style:style style:name="P31" style:family="paragraph" style:parent-style-name="Standard">
      <style:paragraph-properties fo:margin-left="1cm" fo:margin-right="0cm" fo:text-indent="0cm" style:auto-text-indent="false"/>
      <style:text-properties fo:color="#bf0041" fo:font-weight="normal" officeooo:rsid="0006023d" officeooo:paragraph-rsid="00140ab5" style:font-weight-asian="normal" style:font-weight-complex="normal"/>
    </style:style>
    <style:style style:name="P32" style:family="paragraph" style:parent-style-name="Standard">
      <style:paragraph-properties fo:margin-left="1cm" fo:margin-right="0cm" fo:text-indent="0cm" style:auto-text-indent="false"/>
      <style:text-properties fo:color="#bf0041" fo:font-weight="normal" officeooo:rsid="000795d8" officeooo:paragraph-rsid="000de961" style:font-weight-asian="normal" style:font-weight-complex="normal"/>
    </style:style>
    <style:style style:name="P33" style:family="paragraph" style:parent-style-name="Standard">
      <style:paragraph-properties fo:margin-left="1cm" fo:margin-right="0cm" fo:text-indent="0cm" style:auto-text-indent="false"/>
      <style:text-properties fo:color="#bf0041" fo:font-weight="normal" officeooo:rsid="00090b59" officeooo:paragraph-rsid="000de961" style:font-weight-asian="normal" style:font-weight-complex="normal"/>
    </style:style>
    <style:style style:name="P34" style:family="paragraph" style:parent-style-name="Standard">
      <style:paragraph-properties fo:margin-left="1cm" fo:margin-right="0cm" fo:text-indent="0cm" style:auto-text-indent="false"/>
      <style:text-properties fo:color="#bf0041" fo:font-size="10pt" fo:font-style="italic" fo:font-weight="bold" officeooo:rsid="000ed267" officeooo:paragraph-rsid="000de961" style:font-size-asian="10pt" style:font-style-asian="italic" style:font-weight-asian="bold" style:font-size-complex="10pt" style:font-style-complex="italic" style:font-weight-complex="bold"/>
    </style:style>
    <style:style style:name="P35" style:family="paragraph" style:parent-style-name="Standard">
      <style:paragraph-properties fo:margin-left="1cm" fo:margin-right="0cm" fo:text-indent="0cm" style:auto-text-indent="false" fo:break-before="page"/>
      <style:text-properties fo:color="#5983b0" fo:font-weight="bold" officeooo:rsid="0006023d" officeooo:paragraph-rsid="000cc1bd" style:font-weight-asian="bold" style:font-weight-complex="bold"/>
    </style:style>
    <style:style style:name="P36" style:family="paragraph" style:parent-style-name="Standard">
      <style:paragraph-properties fo:margin-left="1cm" fo:margin-right="0cm" fo:text-indent="0cm" style:auto-text-indent="false" fo:break-before="page"/>
      <style:text-properties officeooo:rsid="0006e93d" officeooo:paragraph-rsid="0006e93d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weight="bold" officeooo:rsid="0006023d" officeooo:paragraph-rsid="000b2cad" style:font-weight-asian="bold" style:font-weight-complex="bold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ize="12pt" fo:font-style="normal" fo:font-weight="bold" officeooo:rsid="0006023d" officeooo:paragraph-rsid="000de961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size="12pt" fo:font-style="normal" fo:font-weight="bold" officeooo:rsid="0006023d" officeooo:paragraph-rsid="00128010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size="12pt" fo:font-style="normal" fo:font-weight="normal" officeooo:rsid="0006e93d" officeooo:paragraph-rsid="000de961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size="12pt" fo:font-style="normal" fo:font-weight="normal" officeooo:rsid="0006e93d" officeooo:paragraph-rsid="000ed267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color="#bf0041" fo:font-size="12pt" fo:font-style="normal" fo:font-weight="bold" officeooo:rsid="0006023d" officeooo:paragraph-rsid="000ed267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color="#bf0041" fo:font-size="12pt" fo:font-style="normal" fo:font-weight="bold" officeooo:rsid="0006023d" officeooo:paragraph-rsid="00128010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color="#bf0041" fo:font-size="12pt" fo:font-style="italic" fo:font-weight="normal" officeooo:rsid="0006e93d" officeooo:paragraph-rsid="000ed267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color="#bf0041" fo:font-size="10pt" fo:font-style="italic" fo:font-weight="normal" officeooo:rsid="0006e93d" officeooo:paragraph-rsid="000ed267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color="#000000" fo:font-size="12pt" fo:font-style="normal" fo:font-weight="bold" officeooo:rsid="0006023d" officeooo:paragraph-rsid="000ed267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color="#000000" fo:font-size="12pt" fo:font-style="normal" fo:font-weight="bold" officeooo:rsid="0006023d" officeooo:paragraph-rsid="000fa14c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color="#000000" fo:font-size="12pt" fo:font-style="normal" fo:font-weight="bold" officeooo:rsid="0006023d" officeooo:paragraph-rsid="00128010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color="#000000" fo:font-size="12pt" fo:font-style="normal" fo:font-weight="bold" officeooo:rsid="0006023d" officeooo:paragraph-rsid="0014aa5b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color="#000000" fo:font-size="12pt" fo:font-style="italic" fo:font-weight="normal" officeooo:rsid="0006e93d" officeooo:paragraph-rsid="000ed267" style:font-size-asian="12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color="#000000" fo:font-size="12pt" fo:font-style="italic" fo:font-weight="normal" officeooo:rsid="000fa14c" officeooo:paragraph-rsid="000fa14c" style:font-size-asian="12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size="10pt" fo:font-style="italic" fo:font-weight="normal" officeooo:rsid="000999e0" officeooo:paragraph-rsid="000999e0" style:font-size-asian="10pt" style:font-style-asian="italic" style:font-weight-asian="normal" style:font-size-complex="10pt" style:font-style-complex="italic" style:font-weight-complex="normal"/>
    </style:style>
    <style:style style:name="P53" style:family="paragraph" style:parent-style-name="Standard">
      <style:paragraph-properties fo:margin-left="1cm" fo:margin-right="0cm" fo:text-indent="0cm" style:auto-text-indent="false"/>
      <style:text-properties fo:font-weight="normal" officeooo:rsid="000cc1bd" officeooo:paragraph-rsid="000795d8" style:font-weight-asian="normal" style:font-weight-complex="normal"/>
    </style:style>
    <style:style style:name="P54" style:family="paragraph" style:parent-style-name="Standard">
      <style:paragraph-properties fo:margin-left="1cm" fo:margin-right="0cm" fo:text-indent="0cm" style:auto-text-indent="false"/>
      <style:text-properties fo:font-weight="normal" officeooo:rsid="000cc1bd" officeooo:paragraph-rsid="00180347" style:font-weight-asian="normal" style:font-weight-complex="normal"/>
    </style:style>
    <style:style style:name="P55" style:family="paragraph" style:parent-style-name="Standard">
      <style:paragraph-properties fo:margin-left="1cm" fo:margin-right="0cm" fo:text-indent="0cm" style:auto-text-indent="false"/>
      <style:text-properties fo:font-weight="normal" officeooo:rsid="00090b59" officeooo:paragraph-rsid="00180347" style:font-weight-asian="normal" style:font-weight-complex="normal"/>
    </style:style>
    <style:style style:name="P56" style:family="paragraph" style:parent-style-name="Standard">
      <style:paragraph-properties fo:margin-left="1cm" fo:margin-right="0cm" fo:text-indent="0cm" style:auto-text-indent="false" fo:break-before="page"/>
      <style:text-properties fo:font-weight="bold" officeooo:rsid="0006023d" officeooo:paragraph-rsid="0006e93d" style:font-weight-asian="bold" style:font-weight-complex="bold"/>
    </style:style>
    <style:style style:name="P57" style:family="paragraph">
      <style:paragraph-properties fo:text-align="center"/>
    </style:style>
    <style:style style:name="P58" style:family="paragraph">
      <loext:graphic-properties draw:fill="none"/>
      <style:paragraph-properties fo:text-align="center"/>
    </style:style>
    <style:style style:name="T1" style:family="text">
      <style:text-properties officeooo:rsid="0006023d"/>
    </style:style>
    <style:style style:name="T2" style:family="text">
      <style:text-properties officeooo:rsid="0006e93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e93d" style:font-weight-asian="bold" style:font-weight-complex="bold"/>
    </style:style>
    <style:style style:name="T5" style:family="text">
      <style:text-properties fo:font-weight="bold" officeooo:rsid="00180347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795d8" style:font-weight-asian="normal" style:font-weight-complex="normal"/>
    </style:style>
    <style:style style:name="T8" style:family="text">
      <style:text-properties fo:font-weight="normal" officeooo:rsid="00090b59" style:font-weight-asian="normal" style:font-weight-complex="normal"/>
    </style:style>
    <style:style style:name="T9" style:family="text">
      <style:text-properties fo:font-weight="normal" officeooo:rsid="0006e93d" style:font-weight-asian="normal" style:font-weight-complex="normal"/>
    </style:style>
    <style:style style:name="T10" style:family="text">
      <style:text-properties fo:font-weight="normal" officeooo:rsid="000cc1bd" style:font-weight-asian="normal" style:font-weight-complex="normal"/>
    </style:style>
    <style:style style:name="T11" style:family="text">
      <style:text-properties fo:font-weight="normal" officeooo:rsid="000d09ba" style:font-weight-asian="normal" style:font-weight-complex="normal"/>
    </style:style>
    <style:style style:name="T12" style:family="text">
      <style:text-properties fo:font-weight="normal" officeooo:rsid="000de961" style:font-weight-asian="normal" style:font-weight-complex="normal"/>
    </style:style>
    <style:style style:name="T13" style:family="text">
      <style:text-properties officeooo:rsid="000795d8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795d8" style:font-style-asian="italic" style:font-style-complex="italic"/>
    </style:style>
    <style:style style:name="T16" style:family="text">
      <style:text-properties fo:font-style="italic" fo:font-weight="normal" officeooo:rsid="000795d8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06e93d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0fa14c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4aa5b" style:font-style-asian="italic" style:font-weight-asian="normal" style:font-style-complex="italic" style:font-weight-complex="normal"/>
    </style:style>
    <style:style style:name="T20" style:family="text">
      <style:text-properties officeooo:rsid="00090b59"/>
    </style:style>
    <style:style style:name="T21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2" style:family="text">
      <style:text-properties fo:font-size="10pt" fo:font-style="italic" fo:font-weight="normal" officeooo:rsid="000999e0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font-size="10pt" fo:font-style="italic" fo:font-weight="normal" officeooo:rsid="0006e93d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font-size="10pt" fo:font-style="italic" style:font-size-asian="10pt" style:font-style-asian="italic" style:font-size-complex="10pt" style:font-style-complex="italic"/>
    </style:style>
    <style:style style:name="T25" style:family="text">
      <style:text-properties fo:font-size="10pt" fo:font-style="italic" officeooo:rsid="0006e93d" style:font-size-asian="10pt" style:font-style-asian="italic" style:font-size-complex="10pt" style:font-style-complex="italic"/>
    </style:style>
    <style:style style:name="T26" style:family="text">
      <style:text-properties fo:font-size="12pt" fo:font-style="normal" fo:font-weight="normal" officeooo:rsid="0006e93d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officeooo:rsid="000cc1bd"/>
    </style:style>
    <style:style style:name="T28" style:family="text">
      <style:text-properties fo:color="#5983b0" fo:font-size="10pt" fo:font-style="italic" style:font-size-asian="10pt" style:font-style-asian="italic" style:font-size-complex="10pt" style:font-style-complex="italic"/>
    </style:style>
    <style:style style:name="T29" style:family="text">
      <style:text-properties fo:color="#5983b0" fo:font-weight="normal" style:font-weight-asian="normal" style:font-weight-complex="normal"/>
    </style:style>
    <style:style style:name="T30" style:family="text">
      <style:text-properties officeooo:rsid="000de961"/>
    </style:style>
    <style:style style:name="T31" style:family="text">
      <style:text-properties fo:color="#bf0041"/>
    </style:style>
    <style:style style:name="T32" style:family="text">
      <style:text-properties fo:color="#bf004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3" style:family="text">
      <style:text-properties fo:color="#bf0041" fo:font-weight="normal" style:font-weight-asian="normal" style:font-weight-complex="normal"/>
    </style:style>
    <style:style style:name="T34" style:family="text">
      <style:text-properties fo:color="#000000" fo:font-style="italic" fo:font-weight="normal" officeooo:rsid="0006e93d" style:font-style-asian="italic" style:font-weight-asian="normal" style:font-style-complex="italic" style:font-weight-complex="normal"/>
    </style:style>
    <style:style style:name="T35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36" style:family="text">
      <style:text-properties officeooo:rsid="001516db"/>
    </style:style>
    <style:style style:name="T37" style:family="text">
      <style:text-properties officeooo:rsid="00180347"/>
    </style:style>
    <style:style style:name="T38" style:family="text">
      <style:text-properties fo:color="#c9211e" officeooo:rsid="00180347"/>
    </style:style>
    <style:style style:name="T39" style:family="text">
      <style:text-properties fo:color="#55215b" officeooo:rsid="00180347"/>
    </style:style>
    <style:style style:name="T40" style:family="text">
      <style:text-properties fo:color="#224b12"/>
    </style:style>
    <style:style style:name="T41" style:family="text">
      <style:text-properties fo:color="#224b12" officeooo:rsid="00180347"/>
    </style:style>
    <style:style style:name="T42" style:family="text">
      <style:text-properties fo:color="#800080" officeooo:rsid="00180347"/>
    </style:style>
    <style:style style:name="T43" style:family="text">
      <style:text-properties fo:color="#800080" fo:font-weight="bold" officeooo:rsid="00180347" style:font-weight-asian="bold" style:font-weight-complex="bold"/>
    </style:style>
    <style:style style:name="T44" style:family="text">
      <style:text-properties fo:color="#800080" fo:font-size="16pt" fo:font-weight="bold" officeooo:rsid="00180347" style:font-size-asian="16pt" style:font-weight-asian="bold" style:font-size-complex="16pt" style:font-weight-complex="bold"/>
    </style:style>
    <style:style style:name="T45" style:family="text">
      <style:text-properties fo:color="#800080" fo:font-weight="normal" officeooo:rsid="000cc1bd" style:font-weight-asian="normal" style:font-weight-complex="normal"/>
    </style:style>
    <style:style style:name="T46" style:family="text">
      <style:text-properties fo:color="#ea7500"/>
    </style:style>
    <style:style style:name="T47" style:family="text">
      <style:text-properties fo:color="#ea7500" officeooo:rsid="00180347"/>
    </style:style>
    <style:style style:name="T48" style:family="text">
      <style:text-properties fo:color="#ea7500" fo:font-weight="bold" officeooo:rsid="00180347" style:font-weight-asian="bold" style:font-weight-complex="bold"/>
    </style:style>
    <style:style style:name="T49" style:family="text">
      <style:text-properties fo:color="#ea7500" fo:font-size="16pt" fo:font-weight="bold" officeooo:rsid="00180347" style:font-size-asian="16pt" style:font-weight-asian="bold" style:font-size-complex="16pt" style:font-weight-complex="bold"/>
    </style:style>
    <style:style style:name="T50" style:family="text">
      <style:text-properties fo:color="#ea7500" fo:font-weight="normal" officeooo:rsid="000cc1bd" style:font-weight-asian="normal" style:font-weight-complex="normal"/>
    </style:style>
    <style:style style:name="T51" style:family="text">
      <style:text-properties fo:font-size="16pt" style:font-size-asian="16pt" style:font-size-complex="16pt"/>
    </style:style>
    <style:style style:name="T52" style:family="text">
      <style:text-properties fo:font-size="16pt" fo:font-weight="bold" style:font-size-asian="16pt" style:font-weight-asian="bold" style:font-size-complex="16pt" style:font-weight-complex="bold"/>
    </style:style>
    <style:style style:name="T53" style:family="text">
      <style:text-properties fo:font-size="16pt" fo:font-weight="bold" officeooo:rsid="00180347" style:font-size-asian="16pt" style:font-weight-asian="bold" style:font-size-complex="16pt" style:font-weight-complex="bold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vertical-align="middle" draw:auto-grow-height="false" fo:min-height="2.224cm" fo:min-width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émarche étude du programme</text:p>
      <text:p text:style-name="P1"/>
      <text:p text:style-name="P1">1) Visualiser les variable<text:span text:style-name="T36">s</text:span> d’entrée et leur type</text:p>
      <text:p text:style-name="P1"/>
      <text:p text:style-name="P1">Liste_villes : <text:span text:style-name="T3">…………..</text:span></text:p>
      <text:p text:style-name="P2">Tab_distance : <text:span text:style-name="T3">…………..</text:span></text:p>
      <text:p text:style-name="P2">Ville_origine : <text:span text:style-name="T3">…………..</text:span></text:p>
      <text:p text:style-name="P2">Ville_arrivee : <text:span text:style-name="T3">…………..</text:span></text:p>
      <text:p text:style-name="P2">i, j = <text:span text:style-name="T3">…………..</text:span></text:p>
      <text:p text:style-name="P1"/>
      <text:p text:style-name="P1">2) Visualiser les fonctions sans les étudier précisément</text:p>
      <text:p text:style-name="P1"/>
      <text:p text:style-name="P1"><text:s/>def distance_mini_ligne(Ville_actuelle) : Fonction assurant la recherche de la ville la plus proche</text:p>
      <text:p text:style-name="P1"/>
      <text:p text:style-name="P1">3) Etudier le programme principal</text:p>
      <text:p text:style-name="P3"/>
      <text:p text:style-name="P4"><text:span text:style-name="T2">3,1) </text:span>Appel de l'itinéraire : <text:span text:style-name="T2">Affectation des variables <text:s/></text:span><text:span text:style-name="T3">Ville_origine  </text:span><text:span text:style-name="T4">et </text:span><text:span text:style-name="T3">Ville_arrivee</text:span> </text:p>
      <text:p text:style-name="P6"/>
      <text:p text:style-name="P6">Pour notre exemple </text:p>
      <text:p text:style-name="P6"><text:span text:style-name="T1">Ville_origine : </text:span><text:span text:style-name="T3">Montpellier</text:span></text:p>
      <text:p text:style-name="P4">Ville_arrivee : <text:span text:style-name="T4">Lyon</text:span></text:p>
      <text:p text:style-name="P3"/>
      <text:p text:style-name="P3"><text:span text:style-name="T2">3,2) </text:span>Recherche des indices du tableau</text:p>
      <text:p text:style-name="P3"/>
      <text:p text:style-name="P5">i <text:span text:style-name="T2">= Indice_origine </text:span>= <text:span text:style-name="T3">…………..</text:span></text:p>
      <text:p text:style-name="P5">j = <text:s/>Indice_arrivee <text:span text:style-name="T2">=</text:span><text:span text:style-name="T3">…………..</text:span></text:p>
      <text:p text:style-name="P3"/>
      <text:p text:style-name="P4"/>
      <text:p text:style-name="P36">3,3) Boucle de recherche</text:p>
      <text:p text:style-name="P4"/>
      <text:p text:style-name="P5">Route = [] : <text:span text:style-name="T3">…………..</text:span></text:p>
      <text:p text:style-name="P7">Ville_actuelle = <text:span text:style-name="T3">…………..</text:span></text:p>
      <text:p text:style-name="P7">Distance_à_parourir =<text:span text:style-name="T3">…………..</text:span></text:p>
      <text:p text:style-name="P18"/>
      <text:p text:style-name="P9">while Ville_actuelle != Indice_arrivee : <text:s/></text:p>
      <text:p text:style-name="P9">while 0 != 2 : <text:s/></text:p>
      <text:p text:style-name="P16"><text:tab/><text:span text:style-name="T6">Val_min, distancek = distance_mini_ligne(Ville_actuelle) : </text:span><text:span text:style-name="T21">distance_mini_ligne(</text:span><text:span text:style-name="T22">0</text:span><text:span text:style-name="T21">) </text:span></text:p>
      <text:p text:style-name="P14"><text:span text:style-name="T6"><text:tab/>Route.append(Ville_actuelle) : </text:span><text:span text:style-name="T22">Route =[0]</text:span></text:p>
      <text:p text:style-name="P16"><text:span text:style-name="T6"><text:tab/>Ville_actuelle = Val_min : </text:span><text:span text:style-name="T21">Ville_actuelle = </text:span><text:span text:style-name="T22">4</text:span></text:p>
      <text:p text:style-name="P8"><text:tab/>Distance_à_parourir = Distance_à_parourir + distancek</text:p>
      <text:p text:style-name="P16"><text:span text:style-name="T6"><text:tab/></text:span><text:span text:style-name="T21">Distance_à_parourir = </text:span><text:span text:style-name="T22">0</text:span><text:span text:style-name="T21"> + </text:span><text:span text:style-name="T22">71 = 71</text:span></text:p>
      <text:p text:style-name="P52"><text:tab/></text:p>
      <text:p text:style-name="P37"><text:span text:style-name="T23"><text:tab/></text:span><text:span text:style-name="T26">while Ville_actuelle != Indice_arrivee : <text:s/></text:span></text:p>
      <text:p text:style-name="P39"><text:span text:style-name="T9"><text:tab/>while </text:span>…………..</text:p>
      <text:p text:style-name="P17"><text:span text:style-name="T6"><text:tab/>Val_min, distancek = distance_mini_ligne(Ville_actuelle) : </text:span><text:span text:style-name="T28">…………..</text:span></text:p>
      <text:p text:style-name="P17"><text:span text:style-name="T6"><text:tab/></text:span><text:span text:style-name="T29">Route.append(Ville_actuelle) :</text:span><text:span text:style-name="T28">…………..</text:span></text:p>
      <text:p text:style-name="P20"><text:span text:style-name="T6"><text:tab/>Ville_actuelle = Val_min : </text:span><text:span text:style-name="T21">Ville_actuelle =</text:span><text:span text:style-name="T24">…………..</text:span></text:p>
      <text:p text:style-name="P23"><text:tab/>Distance_à_parourir = Distance_à_parourir + distancek</text:p>
      <text:p text:style-name="P22"><text:span text:style-name="T9"><text:tab/></text:span><text:span text:style-name="T23">Distance_à_parourir =</text:span><text:span text:style-name="T25"> </text:span><text:span text:style-name="T24">…………..</text:span></text:p>
      <text:p text:style-name="P26"/>
      <text:p text:style-name="P40"><text:tab/>while Ville_actuelle != Indice_arrivee : <text:s/></text:p>
      <text:p text:style-name="P38"><text:span text:style-name="T9"><text:tab/>while </text:span><text:span text:style-name="T12">5</text:span><text:span text:style-name="T9"> != 2 : <text:s/></text:span></text:p>
      <text:p text:style-name="P17"><text:span text:style-name="T6"><text:tab/>Val_min, distancek = distance_mini_ligne(Ville_actuelle) : </text:span>…………..<text:span text:style-name="T32"> </text:span></text:p>
      <text:p text:style-name="P28"><text:span text:style-name="T6"><text:tab/>Route.append(Ville_actuelle) : </text:span><text:span text:style-name="T24">…………..</text:span></text:p>
      <text:p text:style-name="P28"><text:span text:style-name="T6"><text:tab/>Ville_actuelle = Val_min : </text:span><text:span text:style-name="T21">Ville_actuelle = </text:span><text:span text:style-name="T24">…………..</text:span></text:p>
      <text:p text:style-name="P30"><text:tab/>Distance_à_parourir = Distance_à_parourir + distancek</text:p>
      <text:p text:style-name="P29"><text:span text:style-name="T23"><text:tab/>Distance_à_parourir = </text:span><text:span text:style-name="T24">…………..</text:span></text:p>
      <text:p text:style-name="P34"/>
      <text:p text:style-name="P41"><text:tab/>while Ville_actuelle != Indice_arrivee : <text:s/></text:p>
      <text:p text:style-name="P43"><text:span text:style-name="T23"><text:tab/></text:span><text:span text:style-name="T24">…………..</text:span></text:p>
      <text:p text:style-name="P45"/>
      <text:p text:style-name="P43"><text:span text:style-name="T23"><text:tab/></text:span><text:span text:style-name="T34">Route.append(Indice_arrivee) : </text:span><text:span text:style-name="T35">…………..</text:span><text:span text:style-name="T34"> <text:s text:c="2"/></text:span></text:p>
      <text:p text:style-name="P45"/>
      <text:p text:style-name="P42"><text:span text:style-name="T23"><text:tab/></text:span><text:span text:style-name="T34">for ville in Route <text:s/>: <text:s text:c="59"/></text:span></text:p>
      <text:p text:style-name="P50"><text:tab/><text:tab/> print(Liste_villes[ville])</text:p>
      <text:p text:style-name="P47"><text:span text:style-name="T17"><text:tab/><text:tab/> print(Liste_villes[</text:span><text:span text:style-name="T18">0</text:span><text:span text:style-name="T17">]) : </text:span><text:span text:style-name="T18">Montpellier</text:span></text:p>
      <text:p text:style-name="P47"><text:span text:style-name="T17"><text:tab/><text:tab/> print(Liste_villes[</text:span><text:span text:style-name="T18">4</text:span><text:span text:style-name="T17">]) : </text:span><text:span text:style-name="T18">Avignon</text:span></text:p>
      <text:p text:style-name="P48"><text:span text:style-name="T18"><text:tab/><text:tab/></text:span><text:span text:style-name="T17">print(Liste_villes[</text:span><text:span text:style-name="T18">5</text:span><text:span text:style-name="T17">]) : </text:span><text:span text:style-name="T14">…………..</text:span></text:p>
      <text:p text:style-name="P49"><text:span text:style-name="T17"><text:tab/><text:tab/>print(Liste_villes[</text:span><text:span text:style-name="T18">...</text:span><text:span text:style-name="T17">]</text:span><text:span text:style-name="T19">)</text:span><text:span text:style-name="T14">…………..</text:span></text:p>
      <text:p text:style-name="P51"/>
      <text:p text:style-name="P46"><text:span text:style-name="T17"><text:tab/>print(Distance_à_parourir) : </text:span><text:span text:style-name="T18">216</text:span><text:span text:style-name="T17"> <text:s text:c="3"/></text:span></text:p>
      <text:p text:style-name="P44"/>
      <text:p text:style-name="P44"><text:tab/></text:p>
      <text:p text:style-name="P56"><text:tab/><text:span text:style-name="T6">Val_min, distancek = distance_mini_ligne(</text:span><text:span text:style-name="T7">0</text:span><text:span text:style-name="T6">)</text:span></text:p>
      <text:p text:style-name="P8"/>
      <text:p text:style-name="P14"><text:span text:style-name="T6"><text:tab/>def distance_mini_ligne(</text:span><text:span text:style-name="T7">0</text:span><text:span text:style-name="T6">) : <text:s text:c="7"/></text:span></text:p>
      <text:p text:style-name="P15"><text:span text:style-name="T6"><text:tab/> <text:s text:c="3"/><text:tab/>Distance_ligne = Tab_distance[</text:span><text:span text:style-name="T7">0</text:span><text:span text:style-name="T6">] <text:s text:c="12"/></text:span></text:p>
      <text:p text:style-name="P15"><text:span text:style-name="T6"><text:tab/><text:tab/>Distance_ligne = </text:span><text:span text:style-name="T7">[0, 196, 0, 188, 71, 0]</text:span><text:span text:style-name="T6"> <text:s/></text:span></text:p>
      <text:p text:style-name="P8"><draw:line text:anchor-type="paragraph" draw:z-index="0" draw:name="Forme1" draw:style-name="gr1" draw:text-style-name="P57" svg:x1="7.482cm" svg:y1="1.49cm" svg:x2="8.293cm" svg:y2="0.056cm"><text:p/></draw:line><text:s text:c="4"/><text:tab/><text:tab/>distance_av = 20000</text:p>
      <text:p text:style-name="P8"><text:s text:c="4"/><text:tab/><text:tab/>Val_min = 0</text:p>
      <text:p text:style-name="P8"><text:s text:c="4"/><text:tab/><text:tab/>k=0</text:p>
      <text:p text:style-name="P8"><draw:custom-shape text:anchor-type="paragraph" draw:z-index="1" draw:name="Forme2" draw:style-name="gr2" draw:text-style-name="P58" svg:width="0.414cm" svg:height="2.345cm" draw:transform="rotate (-1.56416407563732) translate (8.636cm 0.0299861111111111cm)"><text:p/><draw:enhanced-geometry svg:viewBox="0 0 21600 21600" draw:glue-points="21600 0 0 10800 21600 21600" draw:text-areas="13800 ?f9 21600 ?f10" draw:type="left-brace" draw:modifiers="1800 11578.5582255083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8"><text:tab/><text:tab/>for distance in Distance_ligne :</text:p>
      <text:p text:style-name="P15"><text:span text:style-name="T6"><text:tab/><text:tab/><text:tab/></text:span><text:span text:style-name="T7">K =1 (distance = 0) </text:span></text:p>
      <text:p text:style-name="P10"><text:tab/><text:tab/><text:tab/>if distance != 0: <text:s/>(distance = 196)</text:p>
      <text:p text:style-name="P15"><text:span text:style-name="T7"><text:tab/><text:tab/><text:tab/></text:span><text:span text:style-name="T16">if 196 != 0:</text:span></text:p>
      <text:p text:style-name="P10"><text:tab/><text:tab/><text:tab/><text:tab/>if distance &lt; distance_av : <text:s/></text:p>
      <text:p text:style-name="P15"><text:span text:style-name="T7"><text:tab/><text:tab/><text:tab/><text:tab/></text:span><text:span text:style-name="T16">if 196 &lt; 20000 : </text:span><text:span text:style-name="T7"><text:s/></text:span></text:p>
      <text:p text:style-name="P10"><text:tab/><text:tab/><text:tab/><text:tab/><text:tab/>distance_av = distance 196</text:p>
      <text:p text:style-name="P10"><text:tab/><text:tab/><text:tab/><text:tab/> <text:s text:c="11"/>Val_min = int(k) = 1 <text:s text:c="36"/></text:p>
      <text:p text:style-name="P10"><text:tab/><text:tab/><text:tab/><text:tab/><text:tab/>distancek = distance = 196</text:p>
      <text:p text:style-name="P10"><text:tab/><text:tab/><text:tab/>k=2</text:p>
      <text:p text:style-name="P10"><text:tab/><text:tab/><text:tab/>k = 3 (distance = 0) </text:p>
      <text:p text:style-name="P10"/>
      <text:p text:style-name="P10"><text:tab/><text:tab/><text:tab/>if distance != 0: (distance = 188)</text:p>
      <text:p text:style-name="P15"><text:span text:style-name="T7"><text:tab/><text:tab/><text:tab/></text:span><text:span text:style-name="T16">if 188 != 0:</text:span></text:p>
      <text:p text:style-name="P10"><text:tab/><text:tab/><text:tab/><text:tab/>if distance &lt; distance_av : <text:s/></text:p>
      <text:p text:style-name="P15"><text:span text:style-name="T7"><text:tab/><text:tab/><text:tab/><text:tab/></text:span><text:span text:style-name="T16">if 196 &lt; 188 : </text:span><text:span text:style-name="T7"><text:s/></text:span></text:p>
      <text:p text:style-name="P10"><text:tab/><text:tab/><text:tab/><text:tab/><text:tab/>distance_av = distance = 188</text:p>
      <text:p text:style-name="P10"><text:tab/><text:tab/><text:tab/><text:tab/> <text:s text:c="11"/>Val_min = int(k) = 3 <text:s text:c="36"/></text:p>
      <text:p text:style-name="P10"><text:tab/><text:tab/><text:tab/><text:tab/><text:tab/>distancek = distance = 188</text:p>
      <text:p text:style-name="P10"><text:tab/><text:tab/><text:tab/>K= 4</text:p>
      <text:p text:style-name="P10"/>
      <text:p text:style-name="P10"><text:tab/><text:tab/><text:tab/>if distance != 0: (distance = 71)</text:p>
      <text:p text:style-name="P15"><text:span text:style-name="T7"><text:tab/><text:tab/><text:tab/></text:span><text:span text:style-name="T16">if 71 != 0:</text:span></text:p>
      <text:p text:style-name="P10"><text:tab/><text:tab/><text:tab/><text:tab/>if distance &lt; distance_av : <text:s/></text:p>
      <text:p text:style-name="P15"><text:span text:style-name="T7"><text:tab/><text:tab/><text:tab/><text:tab/></text:span><text:span text:style-name="T16">if 188 &lt; 71 : </text:span><text:span text:style-name="T7"><text:s/></text:span></text:p>
      <text:p text:style-name="P10"><text:tab/><text:tab/><text:tab/><text:tab/><text:tab/>distance_av = distance = 71</text:p>
      <text:p text:style-name="P10"><text:tab/><text:tab/><text:tab/><text:tab/> <text:s text:c="11"/>Val_min = int(k) = 4 <text:s text:c="36"/></text:p>
      <text:p text:style-name="P10"><text:tab/><text:tab/><text:tab/><text:tab/><text:tab/>distancek = distance = 71</text:p>
      <text:p text:style-name="P15"><text:span text:style-name="T7"><text:tab/><text:tab/><text:tab/></text:span><text:span text:style-name="T8">k = 5 </text:span><text:span text:style-name="T12">puis 6</text:span></text:p>
      <text:p text:style-name="P11"><text:tab/></text:p>
      <text:p text:style-name="P15"><text:span text:style-name="T8"><text:tab/>Tab_distance[</text:span><text:span text:style-name="T50">4</text:span><text:span text:style-name="T8">][</text:span><text:span text:style-name="T45">0</text:span><text:span text:style-name="T8">] = </text:span><text:span text:style-name="T20">0</text:span><text:span text:style-name="T8"> <text:s/>→</text:span><text:span text:style-name="T10"> [</text:span><text:span text:style-name="T27">0</text:span><text:span text:style-name="T10">, 0, 0, 0, 0, 77] </text:span></text:p>
      <text:p text:style-name="P54"><text:tab/><text:tab/><text:tab/><text:tab/><text:span text:style-name="T44">0</text:span><text:span text:style-name="T42"><text:tab/>1<text:tab/>2<text:tab/>3<text:tab/>4<text:tab/>5</text:span></text:p>
      <text:p text:style-name="P54"><text:tab/>Tab_distance = <text:tab/>[0,<text:tab/>196,<text:tab/>0, <text:tab/>188,<text:tab/>71,<text:tab/>0 ], <text:s text:c="10"/><text:span text:style-name="T40"><text:s/></text:span><text:span text:style-name="T47">0</text:span> <text:s text:c="25"/></text:p>
      <text:p text:style-name="P13"><text:s text:c="16"/><text:tab/><text:tab/><text:tab/>[196, <text:s text:c="2"/>0,<text:tab/>102,<text:tab/>0,<text:tab/>0,<text:tab/>0 ], <text:s text:c="11"/><text:span text:style-name="T47">1</text:span> <text:s text:c="21"/></text:p>
      <text:p text:style-name="P13"><text:s text:c="16"/><text:tab/><text:tab/><text:tab/>[0,<text:tab/>102,<text:tab/>0,<text:tab/>54,<text:tab/>0,<text:tab/>68], <text:s text:c="10"/><text:span text:style-name="T47">2</text:span><text:span text:style-name="T46"> </text:span><text:s text:c="24"/></text:p>
      <text:p text:style-name="P13"><text:s text:c="16"/><text:tab/><text:tab/><text:tab/>[188,<text:tab/>0,<text:tab/>54,<text:tab/>0,<text:tab/>0,<text:tab/>0], <text:s text:c="12"/><text:span text:style-name="T47">3</text:span> <text:s text:c="23"/></text:p>
      <text:p text:style-name="P13"><text:s text:c="16"/><text:tab/><text:tab/><text:tab/><text:span text:style-name="T3">[</text:span><text:span text:style-name="T53">0</text:span><text:span text:style-name="T3">,<text:tab/></text:span>0,<text:tab/>0,<text:tab/>0,<text:tab/>0,<text:tab/>77], <text:s text:c="9"/><text:span text:style-name="T51"><text:s/></text:span><text:span text:style-name="T49">4</text:span><text:span text:style-name="T52"> </text:span><text:s text:c="20"/></text:p>
      <text:p text:style-name="P13"><text:s text:c="16"/><text:tab/><text:tab/><text:tab/>[0,<text:tab/>0,<text:tab/>68, <text:tab/><text:span text:style-name="T37">0</text:span>, <text:tab/>77, <text:tab/>0] <text:s text:c="2"/><text:tab/> <text:s text:c="5"/><text:span text:style-name="T47">5</text:span></text:p>
      <text:p text:style-name="P55"><text:tab/></text:p>
      <text:p text:style-name="P55"><text:span text:style-name="T37"><text:tab/>r</text:span>eturn Val_min, distancek </text:p>
      <text:p text:style-name="P12"><text:tab/>return 4 , 71 <text:s/></text:p>
      <text:p text:style-name="P35"><text:span text:style-name="T6">Val_min, distancek = distance_mini_ligne(</text:span><text:span text:style-name="T27">4</text:span><text:span text:style-name="T6">)</text:span></text:p>
      <text:p text:style-name="P23"/>
      <text:p text:style-name="P20"><text:span text:style-name="T6"><text:tab/>def distance_mini_ligne(</text:span>…………..<text:span text:style-name="T6">) : <text:s text:c="7"/></text:span></text:p>
      <text:p text:style-name="P20"><text:span text:style-name="T6"><text:tab/> <text:s text:c="3"/><text:tab/>Distance_ligne = Tab_distance[</text:span>…………..<text:span text:style-name="T6">] <text:s text:c="12"/></text:span></text:p>
      <text:p text:style-name="P19"><text:span text:style-name="T6"><text:tab/><text:tab/>Distance_ligne = </text:span><text:span text:style-name="T7">[</text:span><text:span text:style-name="T13">0</text:span><text:span text:style-name="T7">, </text:span><text:span text:style-name="T11">0</text:span><text:span text:style-name="T7">, 0, </text:span><text:span text:style-name="T11">0</text:span><text:span text:style-name="T7">, </text:span><text:span text:style-name="T11">0</text:span><text:span text:style-name="T7">, </text:span><text:span text:style-name="T11">77</text:span><text:span text:style-name="T7">]</text:span><text:span text:style-name="T6"> <text:s/></text:span></text:p>
      <text:p text:style-name="P20"><draw:line text:anchor-type="paragraph" draw:z-index="2" draw:name="Forme1" draw:style-name="gr1" draw:text-style-name="P57" svg:x1="7.482cm" svg:y1="1.49cm" svg:x2="8.293cm" svg:y2="0.056cm"><text:p/></draw:line><text:span text:style-name="T6"><text:s text:c="4"/><text:tab/><text:tab/>distance_av = </text:span>…………..</text:p>
      <text:p text:style-name="P20"><text:span text:style-name="T6"><text:s text:c="4"/><text:tab/><text:tab/>Val_min = </text:span>…………..</text:p>
      <text:p text:style-name="P20"><text:span text:style-name="T6"><text:s text:c="4"/><text:tab/><text:tab/>k=</text:span>…………..</text:p>
      <text:p text:style-name="P23"><draw:custom-shape text:anchor-type="paragraph" draw:z-index="3" draw:name="Forme2" draw:style-name="gr2" draw:text-style-name="P58" svg:width="0.414cm" svg:height="2.345cm" draw:transform="rotate (-1.56416407563732) translate (8.636cm 0.0299861111111111cm)"><text:p/><draw:enhanced-geometry svg:viewBox="0 0 21600 21600" draw:glue-points="21600 0 0 10800 21600 21600" draw:text-areas="13800 ?f9 21600 ?f10" draw:type="left-brace" draw:modifiers="1800 11578.5582255083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23"><text:tab/><text:tab/>for distance in Distance_ligne :</text:p>
      <text:p text:style-name="P20"><text:span text:style-name="T6"><text:tab/><text:tab/><text:tab/></text:span><text:span text:style-name="T7">K =</text:span>…………..<text:span text:style-name="T7"> (distance = </text:span><text:span text:style-name="T30">77</text:span><text:span text:style-name="T7">) </text:span></text:p>
      <text:p text:style-name="P19"><text:span text:style-name="T7"><text:tab/><text:tab/><text:tab/>if distance != 0: <text:s/>(distance = </text:span><text:span text:style-name="T30">77</text:span><text:span text:style-name="T7">)</text:span></text:p>
      <text:p text:style-name="P20"><text:span text:style-name="T7"><text:tab/><text:tab/><text:tab/></text:span><text:span text:style-name="T16">if </text:span><text:span text:style-name="T14">…………..</text:span><text:span text:style-name="T16">:</text:span></text:p>
      <text:p text:style-name="P24"><text:tab/><text:tab/><text:tab/><text:tab/>if distance &lt; distance_av : <text:s/></text:p>
      <text:p text:style-name="P20"><text:span text:style-name="T7"><text:tab/><text:tab/><text:tab/><text:tab/></text:span><text:span text:style-name="T16">if <text:s/></text:span><text:span text:style-name="T14">…………..</text:span><text:span text:style-name="T16"> &lt; </text:span><text:span text:style-name="T15">20000</text:span><text:span text:style-name="T16"> : </text:span><text:span text:style-name="T7"><text:s/></text:span></text:p>
      <text:p text:style-name="P20"><text:span text:style-name="T7"><text:tab/><text:tab/><text:tab/><text:tab/><text:tab/>distance_av = distance </text:span>…………..</text:p>
      <text:p text:style-name="P20"><text:span text:style-name="T7"><text:tab/><text:tab/><text:tab/><text:tab/> <text:s text:c="11"/>Val_min = int(k) = </text:span>…………..<text:span text:style-name="T7"> <text:s text:c="35"/></text:span></text:p>
      <text:p text:style-name="P20"><text:span text:style-name="T7"><text:tab/><text:tab/><text:tab/><text:tab/><text:tab/>distancek = distance = </text:span>…………..</text:p>
      <text:p text:style-name="P19"><text:span text:style-name="T7"><text:tab/><text:tab/><text:tab/></text:span><text:span text:style-name="T8">k = </text:span><text:span text:style-name="T12">6</text:span></text:p>
      <text:p text:style-name="P25"><text:tab/></text:p>
      <text:p text:style-name="P20"><text:span text:style-name="T8"><text:tab/>Tab_distance[</text:span><text:span text:style-name="T12">5</text:span><text:span text:style-name="T8">][</text:span><text:span text:style-name="T12">4</text:span><text:span text:style-name="T8">] = </text:span><text:span text:style-name="T20">0</text:span><text:span text:style-name="T8"> <text:s/>→</text:span><text:span text:style-name="T10"> [</text:span>…………..<text:span text:style-name="T10">]</text:span></text:p>
      <text:p text:style-name="P25"><text:tab/></text:p>
      <text:p text:style-name="P25"><text:tab/>return Val_min, distancek </text:p>
      <text:p text:style-name="P21"><text:span text:style-name="T8"><text:tab/>return </text:span>…………..</text:p>
      <text:p text:style-name="P31"/>
      <text:p text:style-name="P21"><text:span text:style-name="T33">Val_min, distancek = distance_mini_ligne(</text:span><text:span text:style-name="T31">…………..</text:span><text:span text:style-name="T33">)</text:span></text:p>
      <text:p text:style-name="P30"/>
      <text:p text:style-name="P28"><text:span text:style-name="T6"><text:tab/>def distance_mini_ligne(</text:span>…………..<text:span text:style-name="T6">) : <text:s text:c="7"/></text:span></text:p>
      <text:p text:style-name="P28"><text:span text:style-name="T6"><text:tab/> <text:s text:c="3"/><text:tab/>Distance_ligne = Tab_distance[</text:span>…………..<text:span text:style-name="T6">] <text:s text:c="12"/></text:span></text:p>
      <text:p text:style-name="P28"><text:span text:style-name="T6"><text:tab/><text:tab/>Distance_ligne = </text:span><text:span text:style-name="T10">[</text:span>…………..<text:span text:style-name="T10">]</text:span><text:span text:style-name="T6"> </text:span></text:p>
      <text:p text:style-name="P30"><draw:line text:anchor-type="paragraph" draw:z-index="4" draw:name="Forme1" draw:style-name="gr1" draw:text-style-name="P57" svg:x1="7.482cm" svg:y1="1.49cm" svg:x2="8.293cm" svg:y2="0.056cm"><text:p/></draw:line><text:s text:c="4"/><text:tab/><text:tab/>distance_av = 20000</text:p>
      <text:p text:style-name="P30"><text:s text:c="4"/><text:tab/><text:tab/>Val_min = 0</text:p>
      <text:p text:style-name="P30"><text:s text:c="4"/><text:tab/><text:tab/>k=0</text:p>
      <text:p text:style-name="P30"><draw:custom-shape text:anchor-type="paragraph" draw:z-index="5" draw:name="Forme2" draw:style-name="gr2" draw:text-style-name="P58" svg:width="0.414cm" svg:height="2.345cm" draw:transform="rotate (-1.56416407563732) translate (8.636cm 0.0299861111111111cm)"><text:p/><draw:enhanced-geometry svg:viewBox="0 0 21600 21600" draw:glue-points="21600 0 0 10800 21600 21600" draw:text-areas="13800 ?f9 21600 ?f10" draw:type="left-brace" draw:modifiers="1800 11578.5582255083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30"><text:tab/><text:tab/>for distance in Distance_ligne :</text:p>
      <text:p text:style-name="P28"><text:span text:style-name="T6"><text:tab/><text:tab/><text:tab/></text:span><text:span text:style-name="T7">K =</text:span>…………..<text:span text:style-name="T7">(distance = </text:span><text:span text:style-name="T30">68</text:span><text:span text:style-name="T7">) </text:span></text:p>
      <text:p text:style-name="P27"><text:span text:style-name="T7"><text:tab/><text:tab/><text:tab/>if distance != 0: <text:s/>(distance = </text:span><text:span text:style-name="T30">68</text:span><text:span text:style-name="T7">)</text:span></text:p>
      <text:p text:style-name="P28"><text:span text:style-name="T7"><text:tab/><text:tab/><text:tab/></text:span><text:span text:style-name="T16">if </text:span><text:span text:style-name="T14">…………..</text:span><text:span text:style-name="T16">:</text:span></text:p>
      <text:p text:style-name="P32"><text:tab/><text:tab/><text:tab/><text:tab/>if distance &lt; distance_av : <text:s/></text:p>
      <text:p text:style-name="P28"><text:span text:style-name="T7"><text:tab/><text:tab/><text:tab/><text:tab/></text:span><text:span text:style-name="T16">if <text:s/></text:span><text:span text:style-name="T14">…………..</text:span><text:span text:style-name="T16"> &lt; </text:span><text:span text:style-name="T15">20000</text:span><text:span text:style-name="T16"> : </text:span><text:span text:style-name="T7"><text:s/></text:span></text:p>
      <text:p text:style-name="P28"><text:span text:style-name="T7"><text:tab/><text:tab/><text:tab/><text:tab/><text:tab/>distance_av = distance </text:span>…………..</text:p>
      <text:p text:style-name="P28"><text:span text:style-name="T7"><text:tab/><text:tab/><text:tab/><text:tab/> <text:s text:c="11"/>Val_min = int(k) = </text:span>…………..<text:span text:style-name="T7"> <text:s text:c="35"/></text:span></text:p>
      <text:p text:style-name="P28"><text:span text:style-name="T7"><text:tab/><text:tab/><text:tab/><text:tab/><text:tab/>distancek = distance = </text:span>…………..</text:p>
      <text:p text:style-name="P27"><text:span text:style-name="T7"><text:tab/><text:tab/><text:tab/></text:span><text:span text:style-name="T8">k = </text:span><text:span text:style-name="T12">3 à 6</text:span></text:p>
      <text:p text:style-name="P33"><text:tab/></text:p>
      <text:p text:style-name="P28"><text:span text:style-name="T8"><text:tab/>Tab_distance[</text:span><text:span text:style-name="T12">2</text:span><text:span text:style-name="T8">][</text:span><text:span text:style-name="T12">5</text:span><text:span text:style-name="T8">] = </text:span><text:span text:style-name="T20">0</text:span><text:span text:style-name="T8"> <text:s/>→</text:span><text:span text:style-name="T10"> </text:span><text:span text:style-name="T12">[</text:span>…………..<text:span text:style-name="T10">]</text:span></text:p>
      <text:p text:style-name="P33"><text:tab/></text:p>
      <text:p text:style-name="P33"><text:tab/>return Val_min, distancek </text:p>
      <text:p text:style-name="P28"><text:span text:style-name="T8"><text:tab/>return </text:span>…………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4T08:21:40.923000000</meta:creation-date>
    <meta:generator>LibreOffice/6.2.4.2$Windows_X86_64 LibreOffice_project/2412653d852ce75f65fbfa83fb7e7b669a126d64</meta:generator>
    <dc:date>2022-05-31T11:05:20.122000000</dc:date>
    <meta:editing-duration>PT2H51M3S</meta:editing-duration>
    <meta:editing-cycles>14</meta:editing-cycles>
    <meta:document-statistic meta:table-count="0" meta:image-count="0" meta:object-count="0" meta:page-count="4" meta:paragraph-count="145" meta:word-count="617" meta:character-count="4880" meta:non-whitespace-character-count="3364"/>
  </office:meta>
</office:document-meta>
</file>